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Courier New" fo:font-size="22pt" fo:font-weight="bold" style:font-size-asian="22pt" style:font-weight-asian="bold" style:font-size-complex="22pt" style:font-weight-complex="bold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Courier New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Structure of a DWDL process</text:p>
      <text:p text:style-name="P4"/>
      <text:p text:style-name="P2">&lt;workflow name=“<text:span text:style-name="T1">NCName</text:span>“ id=“<text:span text:style-name="T1">ID</text:span>“&gt;</text:p>
      <text:p text:style-name="P2"/>
      <text:p text:style-name="P2"><text:s text:c="2"/>&lt;description&gt; ?</text:p>
      <text:p text:style-name="P2"><text:s text:c="4"/><text:span text:style-name="T1">any content</text:span></text:p>
      <text:p text:style-name="P2"><text:s text:c="2"/>&lt;/description&gt;</text:p>
      <text:p text:style-name="P2"/>
      <text:p text:style-name="P2"><text:s text:c="2"/>&lt;variables&gt; ?</text:p>
      <text:p text:style-name="P2"><text:s text:c="2"/>&lt;variable name=“<text:span text:style-name="T1">DWDLVariableName</text:span>“ </text:p>
      <text:p text:style-name="P2"><text:s text:c="3"/>type=“<text:span text:style-name="T1">QName</text:span>“</text:p>
      <text:p text:style-name="P2"><text:s text:c="3"/>configurationVarialbe=“<text:span text:style-name="T1">yes|no</text:span>“ /&gt;</text:p>
      <text:p text:style-name="P2"><text:s text:c="2"/>&lt;/variables&gt;</text:p>
      <text:p text:style-name="P2"/>
      <text:p text:style-name="P2"><text:s text:c="2"/>&lt;roles&gt; ?</text:p>
      <text:p text:style-name="P2"><text:s text:c="4"/>&lt;role name=“<text:span text:style-name="T1">NCName</text:span>“&gt; ?</text:p>
      <text:p text:style-name="P2"><text:s text:c="6"/>&lt;actor userid=“<text:span text:style-name="T1">ID</text:span>“&gt; +</text:p>
      <text:p text:style-name="P2"><text:s text:c="4"/>&lt;role&gt;</text:p>
      <text:p text:style-name="P2"><text:s text:c="4"/>&lt;actor name=“<text:span text:style-name="T1">NCName</text:span>“ userid=“<text:span text:style-name="T1">ID</text:span>“ /&gt; *</text:p>
      <text:p text:style-name="P2"><text:s text:c="2"/>&lt;/role&gt;</text:p>
      <text:p text:style-name="P2"/>
      <text:p text:style-name="P2"><text:s text:c="2"/>&lt;faultHandler&gt; ?</text:p>
      <text:p text:style-name="P2"><text:s text:c="4"/>&lt;faultMessage&gt;</text:p>
      <text:p text:style-name="P2"><text:s text:c="6"/><text:span text:style-name="T1">any content</text:span></text:p>
      <text:p text:style-name="P2"><text:s text:c="4"/>&lt;/faultMessage&gt;</text:p>
      <text:p text:style-name="P2"><text:s text:c="4"/>&lt;informant&gt; +</text:p>
      <text:p text:style-name="P2"><text:s text:c="6"/>&lt;name&gt;“<text:span text:style-name="T1">NCName</text:span><text:span text:style-name="T2">|</text:span><text:span text:style-name="T1">$DWDLVariableName</text:span>“&lt;/name&gt;</text:p>
      <text:p text:style-name="P2"><text:s text:c="6"/>&lt;email&gt;“<text:span text:style-name="T1">NCName</text:span><text:span text:style-name="T2">|</text:span><text:span text:style-name="T1">$DWDLVarialbeName</text:span>“&lt;/name&gt;</text:p>
      <text:p text:style-name="P2"><text:s text:c="4"/>&lt;/informant&gt;</text:p>
      <text:p text:style-name="P2"><text:s text:c="2"/>&lt;/faultHandler&gt; </text:p>
      <text:p text:style-name="P2"/>
      <text:p text:style-name="P2"><text:s text:c="2"/>&lt;nodes&gt; ?</text:p>
      <text:p text:style-name="P2"/>
      <text:p text:style-name="P2"><text:s text:c="4"/>&lt;startNode name=“<text:span text:style-name="T1">NCName</text:span>“ id=“<text:span text:style-name="T1">ID</text:span>“&gt;</text:p>
      <text:p text:style-name="P2"><text:s text:c="6"/>&lt;description&gt; ?</text:p>
      <text:p text:style-name="P2"><text:s text:c="8"/><text:span text:style-name="T1">any content</text:span></text:p>
      <text:p text:style-name="P2"><text:s text:c="6"/>&lt;/description&gt;</text:p>
      <text:p text:style-name="P2"><text:s text:c="6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<text:p text:style-name="P2"><text:s text:c="6"/>&lt;sources&gt;</text:p>
      <text:p text:style-name="P2"><text:s text:c="8"/>&lt;source arcId=“<text:span text:style-name="T1">IDREF</text:span>“/&gt; +</text:p>
      <text:p text:style-name="P2"><text:s text:c="6"/>&lt;/sources&gt;</text:p>
      <text:p text:style-name="P2"><text:s text:c="4"/>&lt;/startNode&gt;</text:p>
      <text:p text:style-name="P2"/>
      <text:p text:style-name="P2"><text:s text:c="4"/>&lt;endNode name=“<text:span text:style-name="T1">NCName</text:span>“ id=“<text:span text:style-name="T1">ID</text:span>“&gt;</text:p>
      <text:p text:style-name="P2"><text:s text:c="6"/>&lt;description&gt; ?</text:p>
      <text:p text:style-name="P2"><text:s text:c="8"/><text:span text:style-name="T1">any content</text:span></text:p>
      <text:p text:style-name="P2"><text:s text:c="6"/>&lt;/description&gt;</text:p>
      <text:p text:style-name="P2"><text:s text:c="6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<text:p text:style-name="P2"><text:s text:c="6"/>&lt;targets&gt;</text:p>
      <text:p text:style-name="P2"><text:s text:c="8"/>&lt;target arcId=“<text:span text:style-name="T1">IDREF</text:span>“ /&gt; +</text:p>
      <text:p text:style-name="P2"><text:s text:c="6"/>&lt;/targets&gt;</text:p>
      <text:p text:style-name="P2"><text:soft-page-break/><text:s text:c="4"/>&lt;/endNode&gt;</text:p>
      <text:p text:style-name="P2"/>
      <text:p text:style-name="P2"><text:s text:c="4"/>&lt;flowNode name=“<text:span text:style-name="T1">NCName</text:span>“ id=“<text:span text:style-name="T1">ID</text:span>“&gt;</text:p>
      <text:p text:style-name="P2"><text:s text:c="6"/>&lt;description&gt; ?</text:p>
      <text:p text:style-name="P2"><text:s text:c="8"/><text:span text:style-name="T1">any content</text:span></text:p>
      <text:p text:style-name="P2"><text:s text:c="6"/>&lt;/description&gt;</text:p>
      <text:p text:style-name="P2"><text:s text:c="6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<text:p text:style-name="P2"><text:s text:c="2"/></text:p>
      <text:p text:style-name="P2"><text:s text:c="6"/>&lt;targets&gt;</text:p>
      <text:p text:style-name="P2"><text:s text:c="8"/>&lt;target arcId=“<text:span text:style-name="T1">IDREF</text:span>“ /&gt; +</text:p>
      <text:p text:style-name="P2"><text:s text:c="6"/>&lt;/targets&gt;</text:p>
      <text:p text:style-name="P2"><text:s text:c="6"/>&lt;sources&gt;</text:p>
      <text:p text:style-name="P2"><text:s text:c="8"/>&lt;source arcId=“<text:span text:style-name="T1">IDREF</text:span>“/&gt; +</text:p>
      <text:p text:style-name="P2"><text:s text:c="6"/>&lt;/sources&gt;</text:p>
      <text:p text:style-name="P2"><text:s text:c="6"/>&lt;nodes&gt;...&lt;/nodes&gt;</text:p>
      <text:p text:style-name="P2"><text:s text:c="6"/>&lt;arcs&gt;...&lt;/arcs&gt;</text:p>
      <text:p text:style-name="P2"><text:s text:c="4"/>&lt;/flowNode&gt;</text:p>
      <text:p text:style-name="P2"><text:s text:c="3"/></text:p>
      <text:p text:style-name="P2"><text:s text:c="4"/>&lt;ifNode name=“<text:span text:style-name="T1">NCName</text:span>“ id=“<text:span text:style-name="T1">ID</text:span>“&gt;</text:p>
      <text:p text:style-name="P1"><text:s text:c="6"/>&lt;description&gt; ?</text:p>
      <text:p text:style-name="P2"><text:s text:c="8"/><text:span text:style-name="T1">any content</text:span></text:p>
      <text:p text:style-name="P2"><text:s text:c="6"/>&lt;/description&gt;</text:p>
      <text:p text:style-name="P2"><text:s text:c="6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<text:p text:style-name="P2"><text:s text:c="6"/>&lt;targets&gt;</text:p>
      <text:p text:style-name="P2"><text:s text:c="8"/>&lt;target arcId=“<text:span text:style-name="T1">IDREF</text:span>“ /&gt; +</text:p>
      <text:p text:style-name="P2"><text:s text:c="6"/>&lt;/targets&gt;</text:p>
      <text:p text:style-name="P2"><text:s text:c="6"/>&lt;sources&gt;</text:p>
      <text:p text:style-name="P2"><text:s text:c="8"/>&lt;source arcId=“<text:span text:style-name="T1">IDREF</text:span>“/&gt; +</text:p>
      <text:p text:style-name="P2"><text:s text:c="6"/>&lt;/sources&gt;</text:p>
      <text:p text:style-name="P2"><text:s text:c="6"/>&lt;condition&gt;</text:p>
      <text:p text:style-name="P2"><text:s text:c="8"/>&lt;left-operand&gt;<text:span text:style-name="T1">left-spec</text:span>&lt;/left-operand&gt;</text:p>
      <text:p text:style-name="P2"><text:s text:c="8"/>&lt;operator&gt;<text:span text:style-name="T1">op-spec</text:span>&lt;/operator&gt;</text:p>
      <text:p text:style-name="P2"><text:s text:c="8"/>&lt;right-operand&gt;<text:span text:style-name="T1">right-spec</text:span>&lt;/right-operand&gt;</text:p>
      <text:p text:style-name="P2"><text:s text:c="6"/>&lt;/condtion&gt;</text:p>
      <text:p text:style-name="P2"><text:s text:c="6"/>&lt;nodes&gt;...&lt;/nodes&gt;</text:p>
      <text:p text:style-name="P2"><text:s text:c="6"/>&lt;arcs&gt;...&lt;/arcs&gt;</text:p>
      <text:p text:style-name="P2"><text:s text:c="6"/>&lt;elseif&gt; ?</text:p>
      <text:p text:style-name="P2"><text:s text:c="8"/>&lt;condition&gt;...&lt;/condition&gt;</text:p>
      <text:p text:style-name="P2"><text:s text:c="8"/>&lt;nodes&gt;...&lt;/nodes&gt;</text:p>
      <text:p text:style-name="P2"><text:s text:c="8"/>&lt;arcs&gt;...&lt;/arcs&gt;</text:p>
      <text:p text:style-name="P2"><text:s text:c="6"/>&lt;/elseif&gt;</text:p>
      <text:p text:style-name="P2"><text:s text:c="6"/>&lt;else&gt;</text:p>
      <text:p text:style-name="P2"><text:s text:c="8"/>&lt;nodes&gt;...&lt;/nodes&gt;</text:p>
      <text:p text:style-name="P2"><text:s text:c="8"/>&lt;arcs&gt;...&lt;/arcs&gt;</text:p>
      <text:p text:style-name="P2"><text:s text:c="6"/>&lt;/else&gt;</text:p>
      <text:p text:style-name="P2"><text:s text:c="4"/>&lt;/ifNode&gt;</text:p>
      <text:p text:style-name="P2"><text:s text:c="4"/></text:p>
      <text:p text:style-name="P2"><text:s text:c="4"/>&lt;forEachNode name=“<text:span text:style-name="T1">NCName</text:span>“ id=“<text:span text:style-name="T1">Id</text:span>“</text:p>
      <text:p text:style-name="P2"><text:s text:c="5"/>counterName=“<text:span text:style-name="T1">DWDLVariableName</text:span>“</text:p>
      <text:p text:style-name="P2"><text:s text:c="5"/>parallel=<text:span text:style-name="T1">“yes|no“</text:span><text:span text:style-name="T2">&gt;</text:span></text:p>
      <text:p text:style-name="P2"><text:s text:c="6"/>&lt;description&gt; ?</text:p>
      <text:p text:style-name="P2"><text:s text:c="8"/><text:span text:style-name="T1">any content</text:span></text:p>
      <text:p text:style-name="P2"><text:s text:c="6"/>&lt;/description&gt;</text:p>
      <text:p text:style-name="P2"><text:soft-page-break/><text:s text:c="6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<text:p text:style-name="P2"><text:s text:c="6"/>&lt;targets&gt;</text:p>
      <text:p text:style-name="P2"><text:s text:c="8"/>&lt;target arcId=“<text:span text:style-name="T1">IDREF</text:span>“ /&gt; +</text:p>
      <text:p text:style-name="P2"><text:s text:c="6"/>&lt;/targets&gt;</text:p>
      <text:p text:style-name="P2"><text:s text:c="6"/>&lt;sources&gt;</text:p>
      <text:p text:style-name="P2"><text:s text:c="8"/>&lt;source arcId=“<text:span text:style-name="T1">IDREF</text:span>“/&gt; +</text:p>
      <text:p text:style-name="P2"><text:s text:c="6"/>&lt;/sources&gt;</text:p>
      <text:p text:style-name="P2"/>
      <text:p text:style-name="P2"/>
      <text:p text:style-name="P2"><text:s text:c="6"/>&lt;startCounterValue&gt;</text:p>
      <text:p text:style-name="P2"><text:s text:c="8"/><text:span text:style-name="T1">start-spec</text:span></text:p>
      <text:p text:style-name="P2"><text:span text:style-name="T1"><text:s text:c="6"/></text:span><text:span text:style-name="T2">&lt;/startCounterValue&gt;</text:span></text:p>
      <text:p text:style-name="P2"><text:span text:style-name="T2"><text:s text:c="6"/>&lt;</text:span>finalCounterValue&gt;</text:p>
      <text:p text:style-name="P2"><text:s text:c="8"/><text:span text:style-name="T1">final-spec</text:span></text:p>
      <text:p text:style-name="P2"><text:span text:style-name="T2"><text:s text:c="6"/>&lt;/</text:span>finalCounterValue&gt;</text:p>
      <text:p text:style-name="P2"><text:s text:c="6"/>&lt;completionCondition&gt;</text:p>
      <text:p text:style-name="P2"><text:s text:c="8"/><text:span text:style-name="T1">comp-spec</text:span></text:p>
      <text:p text:style-name="P2"><text:s text:c="6"/>&lt;/completionCondition&gt;</text:p>
      <text:p text:style-name="P2"><text:s text:c="6"/>&lt;nodes&gt;...&lt;/nodes&gt;</text:p>
      <text:p text:style-name="P2"><text:s text:c="6"/>&lt;arcs&gt;...&lt;/arcs&gt;</text:p>
      <text:p text:style-name="P2"><text:s text:c="4"/>&lt;/forEachNode&gt;</text:p>
      <text:p text:style-name="P2"/>
      <text:p text:style-name="P2"><text:s text:c="4"/>&lt;invokeNode name=“<text:span text:style-name="T1">NCName</text:span>“ id=“<text:span text:style-name="T1">Id</text:span>“</text:p>
      <text:p text:style-name="P2"><text:s text:c="5"/>activity=“<text:span text:style-name="T1">NCName</text:span>“&gt;</text:p>
      <text:p text:style-name="P2"><text:s text:c="6"/>&lt;description&gt; ?</text:p>
      <text:p text:style-name="P2"><text:s text:c="8"/><text:span text:style-name="T1">any content</text:span></text:p>
      <text:p text:style-name="P2"><text:s text:c="6"/>&lt;/description&gt;</text:p>
      <text:p text:style-name="P2"><text:s text:c="6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<text:p text:style-name="P2"><text:s text:c="6"/>&lt;targets&gt;</text:p>
      <text:p text:style-name="P2"><text:s text:c="8"/>&lt;target arcId=“<text:span text:style-name="T1">IDREF</text:span>“ /&gt; +</text:p>
      <text:p text:style-name="P2"><text:s text:c="6"/>&lt;/targets&gt;</text:p>
      <text:p text:style-name="P2"><text:s text:c="6"/>&lt;sources&gt;</text:p>
      <text:p text:style-name="P2"><text:s text:c="8"/>&lt;source arcId=“<text:span text:style-name="T1">IDREF</text:span>“/&gt; +</text:p>
      <text:p text:style-name="P2"><text:s text:c="6"/>&lt;/sources&gt;</text:p>
      <text:p text:style-name="P2"><text:s text:c="6"/>&lt;inputVariable&gt;<text:span text:style-name="T1">DWDLVariableName</text:span>&lt;/inputVariable&gt; +</text:p>
      <text:p text:style-name="P2"><text:s text:c="6"/>&lt;outputVariable&gt;<text:span text:style-name="T1">DWDLVariableName</text:span><text:span text:style-name="T2">&lt;/outputVariable&gt; </text:span></text:p>
      <text:p text:style-name="P3"><text:s text:c="6"/>&lt;any&gt; … &lt;/any&gt;</text:p>
      <text:p text:style-name="P2"><text:s text:c="4"/>&lt;/invokeNode&gt;</text:p>
      <text:p text:style-name="P2"><text:s/></text:p>
      <text:p text:style-name="P2"><text:s text:c="2"/>&lt;/nodes&gt;</text:p>
      <text:p text:style-name="P2"/>
      <text:p text:style-name="P2"><text:s text:c="2"/>&lt;arcs&gt; ?</text:p>
      <text:p text:style-name="P2"><text:s text:c="4"/>&lt;arc name=“<text:span text:style-name="T1">NCName</text:span>“ id=“<text:span text:style-name="T1">ID</text:span>“</text:p>
      <text:p text:style-name="P2"><text:s text:c="5"/>sourceNode=“<text:span text:style-name="T1">IDREF</text:span>“</text:p>
      <text:p text:style-name="P2"><text:s text:c="5"/>targetNode=“<text:span text:style-name="T1">IDREF</text:span>“ /&gt; +</text:p>
      <text:p text:style-name="P2"><text:s text:c="2"/>&lt;/arc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3T13:24:13.91</meta:creation-date>
    <dc:date>2009-04-24T17:12:58.24</dc:date>
    <meta:editing-duration>PT01H42M48S</meta:editing-duration>
    <meta:editing-cycles>27</meta:editing-cycles>
    <meta:generator>OpenOffice.org/3.0$Win32 OpenOffice.org_project/300m15$Build-9379</meta:generator>
    <meta:document-statistic meta:table-count="0" meta:image-count="0" meta:object-count="0" meta:page-count="3" meta:paragraph-count="137" meta:word-count="240" meta:character-count="3346"/>
    <meta:user-defined meta:name="Info 1"/>
    <meta:user-defined meta:name="Info 2"/>
    <meta:user-defined meta:name="Info 3"/>
    <meta:user-defined meta:name="Info 4"/>
  </office:meta>
</office:document-meta>
</file>